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formula="of:=[.E97]/([.B9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Long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Long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Long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Long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Long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ong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Long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69]; [.F166:.F169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6:28:55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2T16:31:55.979000000</dc:date>
    <meta:editing-duration>PT22H33M41S</meta:editing-duration>
    <meta:editing-cycles>84</meta:editing-cycles>
    <meta:generator>LibreOffice/6.3.6.2$Windows_X86_64 LibreOffice_project/2196df99b074d8a661f4036fca8fa0cbfa33a497</meta:generator>
    <meta:document-statistic meta:table-count="1" meta:cell-count="1310" meta:object-count="0"/>
  </office:meta>
</office:document-meta>
</file>